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99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cm"/>
    </style:style>
    <style:style style:name="gr5" style:family="graphic" style:parent-style-name="objectwithoutfill">
      <style:graphic-properties svg:stroke-width="0.102cm" svg:stroke-color="#3333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7.985cm" svg:y="7.53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3" draw:id="id3" draw:layer="layout" svg:width="4.135cm" svg:height="2.888cm" svg:x="23.508cm" svg:y="8.45cm">
          <draw:image xlink:href="Pictures/10000B69000017F50000103FF228A965.svg" xlink:type="simple" xlink:show="embed" xlink:actuate="onLoad">
            <text:p text:style-name="P1"><text:span text:style-name="T1">综合支</text:span></text:p>
            <text:p text:style-name="P1"><text:span text:style-name="T1">付系统</text:span></text:p>
          </draw:image>
          <draw:image xlink:href="Pictures/10000201000000E80000009DCC4D5E2B.png" xlink:type="simple" xlink:show="embed" xlink:actuate="onLoad"/>
        </draw:frame>
        <draw:frame draw:style-name="gr2" draw:text-style-name="P3" draw:layer="layout" svg:width="2.307cm" svg:height="0.724cm" svg:x="8.472cm" svg:y="9.232cm">
          <draw:image xlink:href="Pictures/10001D5B0000178E00000D6E2D32AA8A.svg" xlink:type="simple" xlink:show="embed" xlink:actuate="onLoad">
            <text:p text:style-name="P1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8.472cm" svg:y="8.532cm">
          <draw:image xlink:href="Pictures/10001D5B0000178E00000D6E2D32AA8A.svg" xlink:type="simple" xlink:show="embed" xlink:actuate="onLoad">
            <text:p text:style-name="P1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4" xml:id="id4" draw:id="id4" draw:layer="layout" svg:width="3.683cm" svg:height="2.725cm" svg:x="30.845cm" svg:y="8.532cm">
          <draw:image xlink:href="Pictures/10000B84000017D9000010239FF851C3.svg" xlink:type="simple" xlink:show="embed" xlink:actuate="onLoad">
            <text:p text:style-name="P1"><text:span text:style-name="T3">资金通道</text:span></text:p>
          </draw:image>
          <draw:image xlink:href="Pictures/10000201000000E70000009C90C25503.png" xlink:type="simple" xlink:show="embed" xlink:actuate="onLoad"/>
        </draw:frame>
        <draw:frame draw:style-name="gr2" draw:text-style-name="P1" xml:id="id2" draw:id="id2" draw:layer="layout" svg:width="3.738cm" svg:height="2.894cm" svg:x="16.113cm" svg:y="8.447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3" draw:text-style-name="P1" draw:layer="layout" draw:type="curve" draw:line-skew="-0.029cm -0.836cm" svg:x1="9.86cm" svg:y1="7.53cm" svg:x2="7.985cm" svg:y2="9.894cm" draw:start-shape="id1" draw:start-glue-point="0" draw:end-shape="id1" svg:d="M9860 7530c0-795-1606-663-2576 127s-1304 2237 701 2237" svg:viewBox="0 0 3346 2900">
          <text:p/>
        </draw:connector>
        <draw:frame draw:style-name="gr4" draw:layer="layout" svg:width="6.287cm" svg:height="1.199cm" svg:x="2.27cm" svg:y="8.153cm">
          <draw:text-box>
            <text:p>1.ERP生成退货订单</text:p>
          </draw:text-box>
        </draw:frame>
        <draw:connector draw:style-name="gr5" draw:text-style-name="P1" draw:layer="layout" draw:type="curve" draw:line-skew="-0.659cm" svg:x1="9.86cm" svg:y1="7.53cm" svg:x2="17.982cm" svg:y2="8.447cm" draw:start-shape="id1" draw:start-glue-point="0" draw:end-shape="id2" svg:d="M9860 7530c0-1740 8122-2198 8122 917" svg:viewBox="0 0 8123 2284">
          <text:p text:style-name="P1">2.退货订单</text:p>
        </draw:connector>
        <draw:connector draw:style-name="gr3" draw:text-style-name="P1" draw:layer="layout" draw:type="curve" draw:line-skew="-0.074cm 0.951cm" svg:x1="16.113cm" svg:y1="9.894cm" svg:x2="17.982cm" svg:y2="11.341cm" draw:start-shape="id2" draw:start-glue-point="3" draw:end-shape="id2" draw:end-glue-point="2" svg:d="M16113 9894c-862 0-719 1450-36 2356s1905 1269 1905-909" svg:viewBox="0 0 2468 3068">
          <text:p/>
        </draw:connector>
        <draw:frame draw:style-name="gr6" draw:layer="layout" svg:width="4.983cm" svg:height="1.085cm" svg:x="14.589cm" svg:y="12.725cm">
          <draw:text-box>
            <text:p>3.退货订单审核</text:p>
          </draw:text-box>
        </draw:frame>
        <draw:connector draw:style-name="gr5" draw:text-style-name="P1" draw:layer="layout" draw:type="curve" draw:line-skew="-1.448cm" svg:x1="17.982cm" svg:y1="8.447cm" svg:x2="25.575cm" svg:y2="8.45cm" draw:start-shape="id2" draw:start-glue-point="0" draw:end-shape="id3" svg:d="M17982 8447c0-2923 7593-2925 7593 3" svg:viewBox="0 0 7594 2197">
          <text:p text:style-name="P1">4.退款</text:p>
        </draw:connector>
        <draw:connector draw:style-name="gr3" draw:text-style-name="P1" draw:layer="layout" draw:type="curve" draw:line-skew="0cm 0.7cm" svg:x1="23.508cm" svg:y1="9.894cm" svg:x2="25.575cm" svg:y2="11.338cm" draw:start-shape="id3" draw:start-glue-point="3" draw:end-shape="id3" draw:end-glue-point="2" svg:d="M23508 9894c-751 0-627 1323 78 2134s1989 1111 1989-690" svg:viewBox="0 0 2577 2775">
          <text:p/>
        </draw:connector>
        <draw:frame draw:style-name="gr6" draw:layer="layout" svg:width="2.443cm" svg:height="1.085cm" svg:x="23.225cm" svg:y="12.979cm">
          <draw:text-box>
            <text:p>5.记账</text:p>
          </draw:text-box>
        </draw:frame>
        <draw:connector draw:style-name="gr5" draw:text-style-name="P1" draw:layer="layout" draw:type="curve" draw:line-skew="-1.431cm" svg:x1="25.575cm" svg:y1="8.45cm" svg:x2="32.686cm" svg:y2="8.532cm" draw:start-shape="id3" draw:start-glue-point="0" draw:end-shape="id4" svg:d="M25575 8450c0-2898 7111-2939 7111 82" svg:viewBox="0 0 7112 2262">
          <text:p text:style-name="P1">6.退款</text:p>
        </draw:connector>
        <draw:connector draw:style-name="gr7" draw:text-style-name="P1" draw:layer="layout" draw:type="curve" draw:line-skew="0.744cm" svg:x1="32.686cm" svg:y1="11.257cm" svg:x2="25.575cm" svg:y2="11.338cm" draw:start-shape="id4" draw:start-glue-point="2" draw:end-shape="id3" svg:d="M32686 11257c0 1989-7111 1948-7111 81" svg:viewBox="0 0 7112 1488">
          <text:p/>
        </draw:connector>
        <draw:connector draw:style-name="gr7" draw:text-style-name="P1" draw:layer="layout" draw:type="curve" svg:x1="23.508cm" svg:y1="9.894cm" svg:x2="19.851cm" svg:y2="9.894cm" draw:start-shape="id3" draw:end-shape="id2" svg:d="M23508 9894h-3657" svg:viewBox="0 0 365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07:33:28.300916860</meta:creation-date>
    <dc:date>2017-08-24T09:36:25.405061042</dc:date>
    <meta:editing-duration>PT23M33S</meta:editing-duration>
    <meta:editing-cycles>17</meta:editing-cycles>
    <meta:generator>LibreOffice/4.2.8.2$Linux_x86 LibreOffice_project/420m0$Build-2</meta:generator>
    <meta:document-statistic meta:object-count="17"/>
  </office:meta>
</office:document-meta>
</file>